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95d" officeooo:paragraph-rsid="000a695d"/>
    </style:style>
    <style:style style:name="P2" style:family="paragraph" style:parent-style-name="Standard">
      <style:text-properties fo:font-weight="bold" officeooo:rsid="000175bc" officeooo:paragraph-rsid="00132dd2" style:font-weight-asian="bold" style:font-weight-complex="bold"/>
    </style:style>
    <style:style style:name="P3" style:family="paragraph" style:parent-style-name="Standard">
      <style:text-properties fo:font-weight="bold" officeooo:rsid="00017613" officeooo:paragraph-rsid="00132dd2" style:font-weight-asian="bold" style:font-weight-complex="bold"/>
    </style:style>
    <style:style style:name="P4" style:family="paragraph" style:parent-style-name="Standard">
      <style:text-properties fo:font-weight="bold" officeooo:rsid="0003cf61" officeooo:paragraph-rsid="00132dd2" style:font-weight-asian="bold" style:font-weight-complex="bold"/>
    </style:style>
    <style:style style:name="P5" style:family="paragraph" style:parent-style-name="Standard">
      <style:text-properties fo:font-weight="bold" officeooo:rsid="00040435" officeooo:paragraph-rsid="00132dd2" style:font-weight-asian="bold" style:font-weight-complex="bold"/>
    </style:style>
    <style:style style:name="P6" style:family="paragraph" style:parent-style-name="Standard">
      <style:text-properties fo:font-weight="normal" officeooo:rsid="0003cf61" officeooo:paragraph-rsid="00132dd2" style:font-weight-asian="normal" style:font-weight-complex="normal"/>
    </style:style>
    <style:style style:name="P7" style:family="paragraph" style:parent-style-name="Standard">
      <style:text-properties fo:font-weight="normal" officeooo:rsid="000175bc" officeooo:paragraph-rsid="00132dd2" style:font-weight-asian="normal" style:font-weight-complex="normal"/>
    </style:style>
    <style:style style:name="P8" style:family="paragraph" style:parent-style-name="Standard">
      <style:text-properties fo:font-weight="normal" officeooo:rsid="00017613" officeooo:paragraph-rsid="00132dd2" style:font-weight-asian="normal" style:font-weight-complex="normal"/>
    </style:style>
    <style:style style:name="P9" style:family="paragraph" style:parent-style-name="Standard">
      <style:text-properties officeooo:rsid="00132dd2" officeooo:paragraph-rsid="00132dd2"/>
    </style:style>
    <style:style style:name="P10" style:family="paragraph" style:parent-style-name="Standard">
      <style:text-properties officeooo:rsid="000175bc" officeooo:paragraph-rsid="00132dd2"/>
    </style:style>
    <style:style style:name="P11" style:family="paragraph" style:parent-style-name="Standard">
      <style:text-properties fo:font-size="11pt" officeooo:rsid="000a695d" officeooo:paragraph-rsid="000a695d" style:font-size-asian="11pt" style:font-size-complex="11pt"/>
    </style:style>
    <style:style style:name="P12" style:family="paragraph" style:parent-style-name="Standard">
      <style:text-properties fo:font-size="11pt" officeooo:rsid="000a695d" officeooo:paragraph-rsid="00132dd2" style:font-size-asian="11pt" style:font-size-complex="11pt"/>
    </style:style>
    <style:style style:name="P13" style:family="paragraph" style:parent-style-name="Standard">
      <style:text-properties fo:font-size="11pt" officeooo:paragraph-rsid="000a695d" style:font-size-asian="11pt" style:font-size-complex="11pt"/>
    </style:style>
    <style:style style:name="P14" style:family="paragraph" style:parent-style-name="Standard">
      <style:text-properties fo:font-size="11pt" officeooo:paragraph-rsid="000c203c" style:font-size-asian="11pt" style:font-size-complex="11pt"/>
    </style:style>
    <style:style style:name="P15" style:family="paragraph" style:parent-style-name="Standard">
      <style:text-properties fo:font-size="11pt" officeooo:rsid="000c203c" officeooo:paragraph-rsid="000c203c" style:font-size-asian="11pt" style:font-size-complex="11pt"/>
    </style:style>
    <style:style style:name="P16" style:family="paragraph" style:parent-style-name="Standard">
      <style:text-properties fo:font-size="11pt" officeooo:rsid="000dae87" officeooo:paragraph-rsid="000dae87" style:font-size-asian="11pt" style:font-size-complex="11pt"/>
    </style:style>
    <style:style style:name="P17" style:family="paragraph" style:parent-style-name="Standard">
      <style:text-properties fo:font-size="11pt" officeooo:rsid="00132dd2" officeooo:paragraph-rsid="00132dd2" style:font-size-asian="11pt" style:font-size-complex="11pt"/>
    </style:style>
    <style:style style:name="P18" style:family="paragraph" style:parent-style-name="Standard">
      <style:text-properties fo:font-size="11pt" fo:font-weight="bold" officeooo:rsid="000a695d" officeooo:paragraph-rsid="000a695d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0c203c" officeooo:paragraph-rsid="000c203c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0dae87" officeooo:paragraph-rsid="000dae87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132dd2" officeooo:paragraph-rsid="00132dd2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normal" officeooo:rsid="000c203c" officeooo:paragraph-rsid="000c203c" style:font-size-asian="11pt" style:font-weight-asian="normal" style:font-size-complex="11pt" style:font-weight-complex="normal"/>
    </style:style>
    <style:style style:name="T1" style:family="text">
      <style:text-properties officeooo:rsid="000a695d"/>
    </style:style>
    <style:style style:name="T2" style:family="text">
      <style:text-properties officeooo:rsid="000c203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cf61" style:font-weight-asian="normal" style:font-weight-complex="normal"/>
    </style:style>
    <style:style style:name="T5" style:family="text">
      <style:text-properties fo:font-weight="normal" officeooo:rsid="0004043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2dd2" style:font-weight-asian="bold" style:font-weight-complex="bold"/>
    </style:style>
    <style:style style:name="T8" style:family="text">
      <style:text-properties officeooo:rsid="00147b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8">H<text:span text:style-name="T8">ello</text:span>AJAX E<text:span text:style-name="T8">xample</text:span></text:p>
      <text:p text:style-name="P11"/>
      <text:p text:style-name="P11">XMLHttpRequest</text:p>
      <text:p text:style-name="P18">Method <text:span text:style-name="T2">properties:</text:span></text:p>
      <text:p text:style-name="P13"><text:span text:style-name="T1">open(), send(), </text:span>new XMLHttpRequest()</text:p>
      <text:p text:style-name="P19">Non Method properties:</text:p>
      <text:p text:style-name="P22">onreadystatechage,</text:p>
      <text:p text:style-name="P22">readystate:</text:p>
      <text:p text:style-name="P14">Holds the status of the XMLHttpRequest.<text:line-break/>0: request not initialized <text:line-break/>1: server connection established<text:line-break/>2: request received <text:line-break/>3: processing request <text:line-break/>4: request finished and response is ready</text:p>
      <text:p text:style-name="P15">status</text:p>
      <text:p text:style-name="P19"/>
      <text:p text:style-name="P22"><text:span text:style-name="T7">index.html</text:span><text:tab/><text:tab/></text:p>
      <text:p text:style-name="P11">&lt;html&gt;</text:p>
      <text:p text:style-name="P11">&lt;head&gt;</text:p>
      <text:p text:style-name="P11">&lt;script&gt;</text:p>
      <text:p text:style-name="P11">function loadDoc() {</text:p>
      <text:p text:style-name="P11"><text:s text:c="2"/>var v=document.getElementById("t1").value;</text:p>
      <text:p text:style-name="P11"><text:s text:c="2"/>var url="welcome.jsp?val="+v;</text:p>
      <text:p text:style-name="P11"><text:s text:c="2"/>alert(url);</text:p>
      <text:p text:style-name="P11"><text:s text:c="2"/>var xhttp = new XMLHttpRequest();</text:p>
      <text:p text:style-name="P11"><text:s text:c="2"/>xhttp.onreadystatechange = function() {</text:p>
      <text:p text:style-name="P11"><text:s text:c="4"/>if (this.readyState == 4 &amp;&amp; this.status == 200) {</text:p>
      <text:p text:style-name="P11"><text:s text:c="6"/>document.getElementById("demo").innerHTML=this.responseText;</text:p>
      <text:p text:style-name="P11"><text:s text:c="4"/>}</text:p>
      <text:p text:style-name="P11"><text:s text:c="2"/>};</text:p>
      <text:p text:style-name="P11"><text:s text:c="2"/>xhttp.open("GET",url,true);</text:p>
      <text:p text:style-name="P11"><text:s text:c="2"/>xhttp.send();</text:p>
      <text:p text:style-name="P11">}</text:p>
      <text:p text:style-name="P11">&lt;/script&gt;</text:p>
      <text:p text:style-name="P11">&lt;/head&gt;</text:p>
      <text:p text:style-name="P11">&lt;body&gt;</text:p>
      <text:p text:style-name="P16">&lt;div id="demo"&gt;&lt;/div&gt;</text:p>
      <text:p text:style-name="P16">&lt;h1&gt;welcome&lt;/h1&gt;</text:p>
      <text:p text:style-name="P16">&lt;p&gt;this is ajax tutorial&lt;/p&gt;</text:p>
      <text:p text:style-name="P16">&lt;input type="text" id="t1" &gt;</text:p>
      <text:p text:style-name="P16">&lt;button type="button" onclick="loadDoc();"&gt;Change Content&lt;/button&gt;</text:p>
      <text:p text:style-name="P16">&lt;/body&gt;</text:p>
      <text:p text:style-name="P16">&lt;/html&gt;</text:p>
      <text:p text:style-name="P20"/>
      <text:p text:style-name="P21">welcome.jsp</text:p>
      <text:p text:style-name="P17"/>
      <text:p text:style-name="P17">&lt;%@ taglib uri="http://java.sun.com/jsp/jstl/core" prefix="c"%&gt;</text:p>
      <text:p text:style-name="P17">&lt;html&gt;</text:p>
      <text:p text:style-name="P17">&lt;body&gt;</text:p>
      <text:p text:style-name="P17">&lt;p&gt;hi&lt;/P&gt;</text:p>
      <text:p text:style-name="P17">&lt;c:out value="${param.val}"/&gt;</text:p>
      <text:p text:style-name="P17">&lt;/body&gt;</text:p>
      <text:p text:style-name="P17">&lt;/html&gt;</text:p>
      <text:p text:style-name="P1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8:49:09.358135857</meta:creation-date>
    <dc:date>2020-02-29T14:09:27.968000000</dc:date>
    <meta:editing-duration>PT21M36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44" meta:word-count="110" meta:character-count="1050" meta:non-whitespace-character-count="949"/>
  </office:meta>
</office:document-meta>
</file>